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4.00pt" fo:font-weight="bold"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2.00pt" fo:font-weight="bold"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bold"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bold"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text:list-style style:name="L4">
      <text:list-level-style-number text:level="1" style:num-suffix="." style:num-format="1">
        <style:list-level-properties text:space-before="18.00pt" text:min-label-width="18.00pt"/>
      </text:list-level-style-number>
    </text:list-style>
    <style:style style:name="P4" style:family="paragraph">
      <style:paragraph-properties fo:line-height="100.00%" fo:text-align="left" fo:margin-bottom="10.00pt"/>
    </style:style>
    <style:style style:name="P5" style:family="paragraph">
      <style:paragraph-properties fo:line-height="100.00%" fo:text-align="left" fo:margin-bottom="10.00pt"/>
    </style:style>
  </office:automatic-styles>
  <office:body>
    <office:text>
      <text:p text:style-name="P1"><text:span text:style-name="T1">8η Σειρά Ασκήσεων</text:span></text:p>
      <text:p text:style-name="P1"><text:span text:style-name="T1">3170164 Διογένη Τσολάκου</text:span></text:p>
      <text:p text:style-name="P1"><text:span text:style-name="T1">3170144 Εμμανουήλ Σκανδάλης</text:span></text:p>
      <text:p text:style-name="P1"><text:span text:style-name="T1"/></text:p>
      <text:p text:style-name="P2"><text:span text:style-name="T1">ΑΣΚΗΣΗ 1</text:span></text:p>
      <text:p text:style-name="P3"><draw:frame text:anchor-type="as-char" svg:width="181.24mm" svg:height="151.87mm" style:rel-width="scale" style:rel-height="scale"><draw:object-ole xlink:href="OleObj1"/><draw:image xlink:href="ObjectReplacements/OleObj1"/></draw:frame><text:span text:style-name="T1"/></text:p>
      <text:p text:style-name="P3"><text:span text:style-name="T2">Στις κλάσεις<text:s/></text:span><text:span text:style-name="T3">SaleOrder<text:s/></text:span><text:span text:style-name="T4">και<text:s/></text:span><text:span text:style-name="T5">BuyOrder</text:span><text:span text:style-name="T6"><text:s/>το<text:s/></text:span><text:span text:style-name="T7">Medicines<text:s/></text:span><text:span text:style-name="T8">είναι<text:s/></text:span><text:span text:style-name="T9">List<text:s/></text:span><text:span text:style-name="T10">που εμπεριέχει αντικείμενα<text:s/></text:span><text:span text:style-name="T11">Medicine.</text:span><text:span text:style-name="T12"/></text:p>
      <text:p text:style-name="P3"><text:span text:style-name="T12"/></text:p>
      <text:p text:style-name="P3"><text:span text:style-name="T12"/></text:p>
      <text:p text:style-name="P3"><text:span text:style-name="T12">ΑΣΚΗΣΗ 2</text:span></text:p>
      <text:p text:style-name="P3"><text:span text:style-name="T12">α)</text:span></text:p>
      <text:p text:style-name="P3"><draw:frame text:anchor-type="as-char" svg:width="165.10mm" svg:height="120.91mm" style:rel-width="scale" style:rel-height="scale"><draw:object-ole xlink:href="OleObj2"/><draw:image xlink:href="ObjectReplacements/OleObj2"/></draw:frame><text:span text:style-name="T12"/></text:p>
      <text:p text:style-name="P3"><text:span text:style-name="T12"/></text:p>
      <text:p text:style-name="P3"><text:span text:style-name="T12">β)</text:span></text:p>
      <text:p text:style-name="P3"><text:span text:style-name="T13">i) </text:span></text:p>
      <text:p text:style-name="P3"><text:span text:style-name="T14">Περιγραφή</text:span><text:span text:style-name="T15"><text:s/>: Υποβολή Παραγγελίας</text:span></text:p>
      <text:p text:style-name="P3"><text:span text:style-name="T16">Σύντομη Περιγραφή<text:s/></text:span><text:span text:style-name="T17">: Η περίπτωση χρήσης &lt;&lt;Υποβολή Παραγγελίας&gt;&gt; δίνει τη δυνατότητα στον υπεύθυνο του φαρμακείου να παραγγείλει τα φάρμακα που χρειάζεται για το φαρμακείο.</text:span></text:p>
      <text:p text:style-name="P3"><text:span text:style-name="T18">Προϋποθέσεις<text:s/></text:span><text:span text:style-name="T19">: Το φαρμακείο πρέπει να είναι εγγεγραμμένο στο αρχείο πελατών και να ταυτοποιηθεί επιτυχώς από το σύστημα κατά την προσπάθεια εισόδου.</text:span></text:p>
      <text:p text:style-name="P3"><text:span text:style-name="T20">Βασική Ροή<text:s/></text:span><text:span text:style-name="T21">: Ο υπεύθυνος του φαρμακείου βάζει τα στοιχεία ταυτοποίησης κατά την είσοδο του στο σύστημα, ταυτοποιείται επιτυχώς και προχωρά στην παραγγελία. Ο υπεύθυνος σκανάρει τους κωδικούς των φαρμάκων ή τους πληκτρολογεί και καταχωρεί την ποσότητα κάθε φαρμάκου. Έπειτα κατοχυρώνει την παραγγελία.</text:span></text:p>
      <text:p text:style-name="P3"><text:span text:style-name="T22">Εναλλακτικές Ροές : </text:span></text:p>
      <text:list text:style-name="L4">
        <text:list-item>
          <text:p text:style-name="P4"><text:span text:style-name="T23">Ο υπεύθυνος αναζητεί και εντοπίζει τα φάρμακα με την ονομασία τους</text:span><text:span text:style-name="T24"/></text:p>
        </text:list-item>
        <text:list-item>
          <text:p text:style-name="P4"><text:span text:style-name="T25">Ο υπεύθυνος έχει εμπορική εφαρμογή διαχείρισης φαρμακείου και μέσω αυτής δημιουργεί αυτόματα την παραγγελία ανεβάζοντας το αρχείο ελλείψεων.</text:span><text:span text:style-name="T26"/></text:p>
        </text:list-item>
        <text:list-item>
          <text:p text:style-name="P4"><text:span text:style-name="T27">Το φαρμακείο δεν έχει διαδικτυακή σύνδεση και παραγγέλνει τηλεφωνικά τα φάρμακα. Μέσω τηλεφώνου λέει στον υπάλληλο του τμήματος παραγγελιών τον κωδικό και την ποσότητα κάθε φαρμάκου που θέλει να παραγγείλει. Ο υπάλληλος καταχωρεί την παραγγελία στο σύστημα.</text:span><text:span text:style-name="T28"/></text:p>
        </text:list-item>
      </text:list>
      <text:p text:style-name="P5"><text:span text:style-name="T29">Μετασυνθήκες<text:s/></text:span><text:span text:style-name="T30">: Μετά την υποβολή της παραγγελίας αυτή καταχωρείται σε μία ουρά ανάλογα με την ημερομηνία της και τον χαρακτηρισμό της. Οι υπάλληλοι της φαρμακαποθήκης την επεξεργάζονται κατάλληλα και προβαίνουν στα απαραίτητα βήματα για την ολοκλήρωση της.</text:span></text:p>
      <text:p text:style-name="P5"><text:span text:style-name="T30"/></text:p>
      <text:p text:style-name="P5"><text:span text:style-name="T31">ii)</text:span></text:p>
      <text:p text:style-name="P5"><draw:frame text:anchor-type="as-char" svg:width="163.51mm" svg:height="65.62mm" style:rel-width="scale" style:rel-height="scale"><draw:object-ole xlink:href="OleObj3"/><draw:image xlink:href="ObjectReplacements/OleObj3"/></draw:frame><text:span text:style-name="T32"/></text:p>
      <text:p text:style-name="P5"><text:span text:style-name="T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